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2cm" style:rel-column-width="8110*"/>
    </style:style>
    <style:style style:name="Tabella3.B" style:family="table-column">
      <style:table-column-properties style:column-width="15.023cm" style:rel-column-width="57425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.5pt" fo:font-weight="bold" style:font-size-asian="10.5pt" style:font-weight-asian="bold" style:font-size-complex="10.5pt"/>
    </style:style>
    <style:style style:name="P1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99f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-0.501cm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text-properties style:font-name="Times New Roman" fo:font-size="10.5pt" style:font-size-asian="10.5pt" style:font-size-complex="10.5pt"/>
    </style:style>
    <style:style style:name="P21" style:family="paragraph" style:parent-style-name="Normale">
      <style:text-properties style:font-name="Times New Roman" fo:font-size="10.5pt" style:font-size-asian="10.5pt" style:font-size-complex="10.5pt"/>
    </style:style>
    <style:style style:name="P2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3" style:family="paragraph" style:parent-style-name="Normale">
      <style:text-properties style:font-name="Arial" fo:font-size="10.5pt" style:font-size-asian="10.5pt" style:font-size-complex="10.5pt"/>
    </style:style>
    <style:style style:name="P24" style:family="paragraph" style:parent-style-name="Normale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7" style:family="paragraph" style:parent-style-name="Normale">
      <style:paragraph-properties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transparent" style:font-size-asian="11pt" style:font-size-complex="11pt"/>
    </style:style>
    <style:style style:name="P33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1" fo:font-size="9.75pt" fo:font-style="normal" fo:font-weight="normal" style:font-size-asian="10.5pt" style:font-size-complex="10.5pt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transparent" style:font-size-asian="11pt" style:font-size-complex="11pt"/>
    </style:style>
    <style:style style:name="T1" style:family="text">
      <style:text-properties fo:background-color="transparen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 fo:font-size="10.5pt" style:font-size-asian="10.5pt" style:font-size-complex="10.5pt"/>
    </style:style>
    <style:style style:name="T6" style:family="text">
      <style:text-properties style:font-name="Arial" fo:font-size="11pt" fo:font-weight="normal" fo:background-color="#ff99ff" style:font-size-asian="11pt" style:font-weight-asian="normal" style:font-size-complex="11pt" style:font-weight-complex="normal"/>
    </style:style>
    <style:style style:name="T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9pt" style:text-underline-style="none" fo:background-color="transparent" style:font-size-asian="9pt" style:font-size-complex="9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background-color="#ffff00"/>
    </style:style>
    <style:style style:name="T11" style:family="text">
      <style:text-properties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11"><text:span text:style-name="Car._20_predefinito_20_paragrafo"><text:span text:style-name="T8">inviata a mezzo pec al tecnico </text:span></text:span></text:p>
            <text:p text:style-name="P19">incaricato anche in qualità di </text:p>
            <text:p text:style-name="P19">soggetto delegato dal richiedente</text:p>
          </table:table-cell>
        </table:table-row>
        <table:table-row>
          <table:table-cell table:style-name="Tabella1.A1" office:value-type="string">
            <text:p text:style-name="P9">Protocollo n. _____________</text:p>
          </table:table-cell>
          <table:table-cell table:style-name="Tabella1.A1" office:value-type="string">
            <text:p text:style-name="P9">Savona, _____________</text:p>
          </table:table-cell>
        </table:table-row>
      </table:table>
      <text:p text:style-name="P2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7">Rif. pratica <text:s/>[numero]</text:span></text:span></text:p>
            <text:p text:style-name="Normale"><text:span text:style-name="Car._20_predefinito_20_paragrafo"><text:span text:style-name="T7"/></text:span></text:p>
            <text:p text:style-name="Normale"><text:span text:style-name="Car._20_predefinito_20_paragrafo"><text:span text:style-name="T6"/></text:span>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Al Sig.[richiedenti.nominativo;block=tbs:row;]</text:p>
            <text:p text:style-name="P28">in qualità di [richiedenti.titolo]</text:p>
            <text:p text:style-name="P28">della [richiedenti.ragsoc]</text:p>
            <text:p text:style-name="P28">c/o</text:p>
            <text:p text:style-name="P29">geom/arch/ing inserire il nome del tecnico</text:p>
            <text:p text:style-name="P26"><text:span text:style-name="Car._20_predefinito_20_paragrafo"><text:span text:style-name="T9">[soggetti.pec]</text:span></text:span></text:p>
          </table:table-cell>
        </table:table-row>
        <table:table-row>
          <table:table-cell table:style-name="Tabella6.A1" office:value-type="string">
            <text:p text:style-name="P23">Allegati: //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5"/>
            <text:p text:style-name="P22"><text:span text:style-name="Car._20_predefinito_20_paragrafo"><text:span text:style-name="T5"/></text:span></text:p>
            <text:p text:style-name="P22"><text:span text:style-name="Car._20_predefinito_20_paragrafo"><text:span text:style-name="T5"/></text:span></text:p>
            <text:p text:style-name="P22"><text:span text:style-name="Car._20_predefinito_20_paragrafo"><text:span text:style-name="T5"/></text:span></text:p>
          </table:table-cell>
        </table:table-row>
      </table:table>
      <text:p text:style-name="P2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34"><text:span text:style-name="T2">Segnalazione Certificata di Agibilità - S.C.A. </text:span>prot. n. <text:span text:style-name="T2">[protocollo]</text:span> del <text:span text:style-name="T2">[data_presentazione]</text:span> relativa a <text:span text:style-name="T10">SCIA DIA CILA Permesso di Costruire</text:span> n. ….... del ….......... <text:s/></text:p>
            <text:p text:style-name="P33">Immobile sito in Savona, [ubicazione]</text:p>
            <text:p text:style-name="P33">Comunicazione ai sensi dell'art.39 ter della L.R. n.16/08 e s.m.i. di sottoposizione ai controlli della pratica</text:p>
          </table:table-cell>
        </table:table-row>
      </table:table>
      <text:p text:style-name="P30"/>
      <text:p text:style-name="P32">Con riferimento a quanto in oggetto si informa che la Segnalazione Certificata di Agibilità, da Lei inoltrata al prot. n. <text:span text:style-name="T3">[protocollo]</text:span><text:span text:style-name="T9"> del </text:span><text:span text:style-name="T3">[data_presentazione]</text:span>, è stata sorteggiata tra quelle sottoposte a controllo ai sensi dell'art.39 ter della L.R. n.16/08 e s.m.i.</text:p>
      <text:p text:style-name="P32">In relazione a ciò si informa che <text:span text:style-name="T12">in data …..... alle ore..........</text:span> verrà effettuato, presso l'immobile un sopralluogo di verifica da parte di personale del Servizio Edilizia Privata - Unità Operativa Controlli Edilizi di questa Amministrazione Comunale e si richiede collaborazione, al fine di consentire l'accesso.</text:p>
      <text:p text:style-name="P32">Qualora emergessero impedimenti si prega di contattare gli uffici per concordare un'altra data per lo svolgimento delle verifiche.</text:p>
      <text:p text:style-name="P31"><text:span text:style-name="T1">Secondo le modalità stabilite dal vigente Regolamento Comunale in materia di diritti di accesso e di informazione </text:span>potrà essere presentata istanza per l'accesso e la visione della pratica presso il Settore Pianificazione Territoriale e Servizi Informativi, c.so Italia 19, Savona</text:p>
      <text:p text:style-name="P16">orario di apertura uffici: martedì e giovedì dalle ore 10,00 alle ore 12,30.</text:p>
      <text:p text:style-name="P16"/>
      <text:p text:style-name="P31">Distinti saluti.</text:p>
      <text:p text:style-name="P3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4"/>
          </table:table-cell>
          <table:table-cell table:style-name="Tabella4.A1" office:value-type="string">
            <text:p text:style-name="P12">Il Dirigente</text:p>
            <text:p text:style-name="P13"/>
            <text:p text:style-name="P12"/>
          </table:table-cell>
        </table:table-row>
        <table:table-row table:style-name="Tabella4.1"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14"/>
          </table:table-cell>
        </table:table-row>
      </table:table>
      <text:p text:style-name="P17">REFERENTI PER LA PRATICA:</text:p>
      <text:p text:style-name="P17">Responsabile del Servizio Edilizia Privata arch. Antonella Marino</text:p>
      <text:p text:style-name="P17">Responsabile dell'U.O. Controlli geom. Marco Cerruti</text:p>
      <text:p text:style-name="P18"><text:span text:style-name="T11">Istruttore della pratica: g</text:span><text:span text:style-name="T4">eom. Mirco Mariotti</text:span><text:span text:style-name="T11"> (0198310 626)</text:span></text:p>
      <text:p text:style-name="P35"/>
      <text:p text:style-name="P35"><text:soft-page-break/></text:p>
      <text:p text:style-name="P35"/>
      <text:p text:style-name="P35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ato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style:font-name-complex="Courier New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07cm" fo:margin-left="0.019cm" fo:margin-right="-0.026cm" table:align="margins" style:writing-mode="lr-tb"/>
    </style:style>
    <style:style style:name="Tabella2.A" style:family="table-column">
      <style:table-column-properties style:column-width="4.33cm" style:rel-column-width="16686*"/>
    </style:style>
    <style:style style:name="Tabella2.B" style:family="table-column">
      <style:table-column-properties style:column-width="4.112cm" style:rel-column-width="15843*"/>
    </style:style>
    <style:style style:name="Tabella2.C" style:family="table-column">
      <style:table-column-properties style:column-width="3.681cm" style:rel-column-width="14184*"/>
    </style:style>
    <style:style style:name="Tabella2.D" style:family="table-column">
      <style:table-column-properties style:column-width="4.884cm" style:rel-column-width="18822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6">Settore Pianificazione Territoriale e Sistemi Informativi</text:p>
            </table:table-cell>
            <table:covered-table-cell/>
            <table:table-cell table:style-name="Tabella2.A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/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7"/>
            </table:table-cell>
          </table:table-row>
          <table:table-row table:style-name="Tabella2.1">
            <table:table-cell table:style-name="Tabella2.A4" office:value-type="string">
              <text:p text:style-name="MP7"/>
            </table:table-cell>
            <table:table-cell table:style-name="Tabella2.B4" office:value-type="string">
              <text:p text:style-name="MP7">Tel. 019-831<text:span text:style-name="MT1">01</text:span></text:p>
            </table:table-cell>
            <table:table-cell table:style-name="Tabella2.A4" office:value-type="string">
              <text:p text:style-name="MP7">Orario:</text:p>
            </table:table-cell>
            <table:table-cell table:style-name="Tabella2.D4" office:value-type="string">
              <text:p text:style-name="MP7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6-03T13:55:38.64</dc:date>
    <meta:print-date>2013-02-20T09:35:00</meta:print-date>
    <meta:editing-cycles>83</meta:editing-cycles>
    <meta:editing-duration>PT7H45M43S</meta:editing-duration>
    <meta:generator>OpenOffice/4.1.0$Win32 OpenOffice.org_project/410m18$Build-9764</meta:generator>
    <meta:document-statistic meta:table-count="5" meta:image-count="1" meta:object-count="0" meta:page-count="2" meta:paragraph-count="41" meta:word-count="325" meta:character-count="2365"/>
  </office:meta>
</office:document-meta>
</file>